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27302083333333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3.32052083333333cm"/>
    </style:style>
    <style:style style:name="co5" style:family="table-column">
      <style:table-column-properties fo:break-before="auto" style:column-width="2.3680208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shapes>
          <draw:frame draw:z-index="2" draw:id="id1" draw:style-name="a1" draw:name="Diagramm 1" svg:x="5.73937in" svg:y="7.69094in" svg:width="6.30118in" svg:height="3.54606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Diagramm 2" svg:x="12.47874in" svg:y="10.92559in" svg:width="6.30118in" svg:height="3.54606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Versuch</text:p>
          </table:table-cell>
          <table:table-cell office:value-type="string" table:style-name="ce1">
            <text:p>Time [ms]</text:p>
          </table:table-cell>
          <table:table-cell office:value-type="string" table:style-name="ce1">
            <text:p>Weight [g]</text:p>
          </table:table-cell>
          <table:table-cell office:value-type="string" table:style-name="ce1">
            <text:p><text:s/>Height [cm]</text:p>
          </table:table-cell>
          <table:table-cell office:value-type="string" table:style-name="ce1">
            <text:p>Gravitationskonstante</text:p>
          </table:table-cell>
          <table:table-cell office:value-type="float" office:value="6.6742999999999994E-11" table:formula="of:=6.6743*10^(-11)" table:style-name="ce1">
            <text:p>6.6743E-11</text:p>
          </table:table-cell>
          <table:table-cell office:value-type="float" office:value="17.673673296257896" table:formula="of:=(([.D2]/100) *2)/(([.B2]/1000)^2)" table:style-name="ce1">
            <text:p>17.6736733</text:p>
          </table:table-cell>
          <table:table-cell office:value-type="float" office:value="1.074821410854164E+25" table:formula="of:=([.G1]*([.$F$2]^2))/[.$F$1]" table:style-name="ce1">
            <text:p>1.07482E+25</text:p>
          </table:table-cell>
          <table:table-cell office:value-type="string" table:style-name="ce1">
            <text:p>Fehler in Prozent:</text:p>
          </table:table-cell>
          <table:table-cell office:value-type="float" office:value="-48.953636399752533" table:formula="of:=SUM([.I2:.I13])/COUNT([.I2:.I13])" table:style-name="ce1">
            <text:p>-48.9536364</text:p>
          </table:table-cell>
          <table:table-cell table:style-name="ce1"/>
          <table:table-cell office:value-type="string" table:style-name="ce1">
            <text:p>Durchschnitt G</text:p>
          </table:table-cell>
          <table:table-cell office:value-type="float" office:value="1.4095200940866957E+25" table:formula="of:=AVERAGE([.H:.H])" table:style-name="ce2">
            <text:p>1.40952E+25</text:p>
          </table:table-cell>
          <table:table-cell table:style-name="ce1"/>
          <table:table-cell office:value-type="string" table:style-name="ce1">
            <text:p>Fehler erste Methode:</text:p>
          </table:table-cell>
          <table:table-cell table:number-columns-repeated="2" table:style-name="ce1"/>
          <table:table-cell office:value-type="string" table:style-name="ce1">
            <text:p>Fehler zweite Methode: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12" table:style-name="ce1">
            <text:p>412</text:p>
          </table:table-cell>
          <table:table-cell office:value-type="float" office:value="15" table:style-name="ce1">
            <text:p>15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mittlerer Erdradius in m</text:p>
          </table:table-cell>
          <table:table-cell office:value-type="float" office:value="6371000" table:formula="of:=6371*1000" table:style-name="ce1">
            <text:p>6371000</text:p>
          </table:table-cell>
          <table:table-cell office:value-type="float" office:value="12.597420048374094" table:formula="of:=(([.D3]/100) *2)/(([.B3]/1000)^2)" table:style-name="ce1">
            <text:p>12.59742005</text:p>
          </table:table-cell>
          <table:table-cell office:value-type="float" office:value="7.6610994005319986E+24" table:formula="of:=([.G2]*([.$F$2]^2))/[.$F$1]" table:style-name="ce1">
            <text:p>7.6611E+24</text:p>
          </table:table-cell>
          <table:table-cell office:value-type="float" office:value="-79.967752935077613" table:formula="of:=(([.$F$3]-[.H1])/[.$F$3])*100" table:style-name="ce1">
            <text:p>-79.96775294</text:p>
          </table:table-cell>
          <table:table-cell table:number-columns-repeated="2" table:style-name="ce1"/>
          <table:table-cell office:value-type="string" table:style-name="ce1">
            <text:p>Durchschnitt Fehler</text:p>
          </table:table-cell>
          <table:table-cell office:value-type="float" office:value="3.8696511361367683" table:formula="of:=AVERAGE([.I:.I])" table:style-name="ce1">
            <text:p>3.869651136</text:p>
          </table:table-cell>
          <table:table-cell table:style-name="ce1"/>
          <table:table-cell office:value-type="float" office:value="79.967752935077598" table:style-name="ce1">
            <text:p>79.96775294</text:p>
          </table:table-cell>
          <table:table-cell table:number-columns-repeated="2" table:style-name="ce1"/>
          <table:table-cell office:value-type="float" office:value="7.8074762426845901" table:style-name="ce1">
            <text:p>7.80747624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8" table:style-name="ce1">
            <text:p>488</text:p>
          </table:table-cell>
          <table:table-cell office:value-type="float" office:value="15" table:style-name="ce1">
            <text:p>15</text:p>
          </table:table-cell>
          <table:table-cell office:value-type="float" office:value="150" table:formula="of:=[.D2]" table:style-name="ce1">
            <text:p>150</text:p>
          </table:table-cell>
          <table:table-cell office:value-type="string" table:style-name="ce1">
            <text:p>Masse Erde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15.425671402347787" table:formula="of:=(([.D4]/100) *2)/(([.B4]/1000)^2)" table:style-name="ce1">
            <text:p>15.4256714</text:p>
          </table:table-cell>
          <table:table-cell office:value-type="float" office:value="9.3810956116036635E+24" table:formula="of:=([.G3]*([.$F$2]^2))/[.$F$1]" table:style-name="ce1">
            <text:p>9.3811E+24</text:p>
          </table:table-cell>
          <table:table-cell office:value-type="float" office:value="-28.277203096495473" table:formula="of:=(([.$F$3]-[.H2])/[.$F$3])*100" table:style-name="ce1">
            <text:p>-28.2772031</text:p>
          </table:table-cell>
          <table:table-cell table:number-columns-repeated="5" table:style-name="ce1"/>
          <table:table-cell office:value-type="float" office:value="28.277203096495501" table:style-name="ce1">
            <text:p>28.2772031</text:p>
          </table:table-cell>
          <table:table-cell table:number-columns-repeated="2" table:style-name="ce1"/>
          <table:table-cell office:value-type="float" office:value="201.451708574083" table:style-name="ce1">
            <text:p>201.451708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6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41" table:style-name="ce1">
            <text:p>441</text:p>
          </table:table-cell>
          <table:table-cell office:value-type="float" office:value="15" table:style-name="ce1">
            <text:p>15</text:p>
          </table:table-cell>
          <table:table-cell office:value-type="float" office:value="150" table:formula="of:=[.D3]" table:style-name="ce1">
            <text:p>150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15.495867768595042" table:formula="of:=(([.D5]/100) *2)/(([.B5]/1000)^2)" table:style-name="ce1">
            <text:p>15.49586777</text:p>
          </table:table-cell>
          <table:table-cell office:value-type="float" office:value="9.4237854113651459E+24" table:formula="of:=([.G4]*([.$F$2]^2))/[.$F$1]" table:style-name="ce1">
            <text:p>9.42379E+24</text:p>
          </table:table-cell>
          <table:table-cell office:value-type="float" office:value="-57.076764589917858" table:formula="of:=(([.$F$3]-[.H3])/[.$F$3])*100" table:style-name="ce1">
            <text:p>-57.07676459</text:p>
          </table:table-cell>
          <table:table-cell table:number-columns-repeated="5" table:style-name="ce1"/>
          <table:table-cell office:value-type="float" office:value="57.0767645899179" table:style-name="ce1">
            <text:p>57.07676459</text:p>
          </table:table-cell>
          <table:table-cell table:number-columns-repeated="2" table:style-name="ce1"/>
          <table:table-cell office:value-type="float" office:value="67.446280814777595" table:style-name="ce1">
            <text:p>67.4462808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6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40" table:style-name="ce1">
            <text:p>440</text:p>
          </table:table-cell>
          <table:table-cell office:value-type="float" office:value="15" table:style-name="ce1">
            <text:p>15</text:p>
          </table:table-cell>
          <table:table-cell office:value-type="float" office:value="150" table:formula="of:=[.D4]" table:style-name="ce1">
            <text:p>150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17.846519928613922" table:formula="of:=(([.D6]/100) *2)/(([.B6]/1000)^2)" table:style-name="ce1">
            <text:p>17.84651993</text:p>
          </table:table-cell>
          <table:table-cell office:value-type="float" office:value="1.0853330491613874E+25" table:formula="of:=([.G5]*([.$F$2]^2))/[.$F$1]" table:style-name="ce1">
            <text:p>1.08533E+25</text:p>
          </table:table-cell>
          <table:table-cell office:value-type="float" office:value="-57.79156123043294" table:formula="of:=(([.$F$3]-[.H4])/[.$F$3])*100" table:style-name="ce1">
            <text:p>-57.79156123</text:p>
          </table:table-cell>
          <table:table-cell table:number-columns-repeated="5" table:style-name="ce1"/>
          <table:table-cell office:value-type="float" office:value="57.791561230432997" table:style-name="ce1">
            <text:p>57.79156123</text:p>
          </table:table-cell>
          <table:table-cell table:number-columns-repeated="2" table:style-name="ce1"/>
          <table:table-cell office:value-type="float" office:value="68.348098108283196" table:style-name="ce1">
            <text:p>68.34809811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10" table:style-name="ce1">
            <text:p>410</text:p>
          </table:table-cell>
          <table:table-cell office:value-type="float" office:value="15" table:style-name="ce1">
            <text:p>15</text:p>
          </table:table-cell>
          <table:table-cell office:value-type="float" office:value="150" table:formula="of:=[.D5]" table:style-name="ce1">
            <text:p>150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11.137469789613196" table:formula="of:=(([.D7]/100) *2)/(([.B7]/1000)^2)" table:style-name="ce1">
            <text:p>11.13746979</text:p>
          </table:table-cell>
          <table:table-cell office:value-type="float" office:value="6.7732331541696535E+24" table:formula="of:=([.G6]*([.$F$2]^2))/[.$F$1]" table:style-name="ce1">
            <text:p>6.77323E+24</text:p>
          </table:table-cell>
          <table:table-cell office:value-type="float" office:value="-81.727818287994154" table:formula="of:=(([.$F$3]-[.H5])/[.$F$3])*100" table:style-name="ce1">
            <text:p>-81.72781829</text:p>
          </table:table-cell>
          <table:table-cell table:number-columns-repeated="5" table:style-name="ce1"/>
          <table:table-cell office:value-type="float" office:value="81.727818287994197" table:style-name="ce1">
            <text:p>81.72781829</text:p>
          </table:table-cell>
          <table:table-cell table:number-columns-repeated="2" table:style-name="ce1"/>
          <table:table-cell office:value-type="float" office:value="38.753393564734601" table:style-name="ce1">
            <text:p>38.7533935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19" table:style-name="ce1">
            <text:p>519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6]" table:style-name="ce1">
            <text:p>150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21.22000905387053" table:formula="of:=(([.D8]/100) *2)/(([.B8]/1000)^2)" table:style-name="ce1">
            <text:p>21.22000905</text:p>
          </table:table-cell>
          <table:table-cell office:value-type="float" office:value="1.2904912118324837E+25" table:formula="of:=([.G7]*([.$F$2]^2))/[.$F$1]" table:style-name="ce1">
            <text:p>1.29049E+25</text:p>
          </table:table-cell>
          <table:table-cell office:value-type="float" office:value="-13.410799091968819" table:formula="of:=(([.$F$3]-[.H6])/[.$F$3])*100" table:style-name="ce1">
            <text:p>-13.41079909</text:p>
          </table:table-cell>
          <table:table-cell table:number-columns-repeated="5" table:style-name="ce1"/>
          <table:table-cell office:value-type="float" office:value="13.4107990919688" table:style-name="ce1">
            <text:p>13.41079909</text:p>
          </table:table-cell>
          <table:table-cell table:number-columns-repeated="2" table:style-name="ce1"/>
          <table:table-cell office:value-type="float" office:value="62.652884915873898" table:style-name="ce1">
            <text:p>62.6528849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6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6" table:style-name="ce1">
            <text:p>376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7]" table:style-name="ce1">
            <text:p>150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11.223806441716643" table:formula="of:=(([.D9]/100) *2)/(([.B9]/1000)^2)" table:style-name="ce1">
            <text:p>11.22380644</text:p>
          </table:table-cell>
          <table:table-cell office:value-type="float" office:value="6.8257386410974341E+24" table:formula="of:=([.G8]*([.$F$2]^2))/[.$F$1]" table:style-name="ce1">
            <text:p>6.82574E+24</text:p>
          </table:table-cell>
          <table:table-cell office:value-type="float" office:value="-116.07943536535066" table:formula="of:=(([.$F$3]-[.H7])/[.$F$3])*100" table:style-name="ce1">
            <text:p>-116.0794354</text:p>
          </table:table-cell>
          <table:table-cell table:number-columns-repeated="5" table:style-name="ce1"/>
          <table:table-cell office:value-type="float" office:value="116.079435365351" table:style-name="ce1">
            <text:p>116.0794354</text:p>
          </table:table-cell>
          <table:table-cell table:number-columns-repeated="2" table:style-name="ce1"/>
          <table:table-cell office:value-type="float" office:value="49.107128272866603" table:style-name="ce1">
            <text:p>49.10712827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17" table:style-name="ce1">
            <text:p>517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8]" table:style-name="ce1">
            <text:p>150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17.759781199495624" table:formula="of:=(([.D10]/100) *2)/(([.B10]/1000)^2)" table:style-name="ce1">
            <text:p>17.7597812</text:p>
          </table:table-cell>
          <table:table-cell office:value-type="float" office:value="1.0800580482238989E+25" table:formula="of:=([.G9]*([.$F$2]^2))/[.$F$1]" table:style-name="ce1">
            <text:p>1.08006E+25</text:p>
          </table:table-cell>
          <table:table-cell office:value-type="float" office:value="-14.289949284152412" table:formula="of:=(([.$F$3]-[.H8])/[.$F$3])*100" table:style-name="ce1">
            <text:p>-14.28994928</text:p>
          </table:table-cell>
          <table:table-cell table:number-columns-repeated="5" table:style-name="ce1"/>
          <table:table-cell office:value-type="float" office:value="14.289949284152399" table:style-name="ce1">
            <text:p>14.28994928</text:p>
          </table:table-cell>
          <table:table-cell table:number-columns-repeated="2" table:style-name="ce1"/>
          <table:table-cell office:value-type="float" office:value="48.005241298176898" table:style-name="ce1">
            <text:p>48.0052413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1636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1" table:style-name="ce1">
            <text:p>411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9]" table:style-name="ce1">
            <text:p>150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15.355950942855387" table:formula="of:=(([.D11]/100) *2)/(([.B11]/1000)^2)" table:style-name="ce1">
            <text:p>15.35595094</text:p>
          </table:table-cell>
          <table:table-cell office:value-type="float" office:value="9.3386952337190666E+24" table:formula="of:=([.G10]*([.$F$2]^2))/[.$F$1]" table:style-name="ce1">
            <text:p>9.3387E+24</text:p>
          </table:table-cell>
          <table:table-cell office:value-type="float" office:value="-80.8445738197845" table:formula="of:=(([.$F$3]-[.H9])/[.$F$3])*100" table:style-name="ce1">
            <text:p>-80.84457382</text:p>
          </table:table-cell>
          <table:table-cell table:number-columns-repeated="5" table:style-name="ce1"/>
          <table:table-cell office:value-type="float" office:value="80.8445738197845" table:style-name="ce1">
            <text:p>80.84457382</text:p>
          </table:table-cell>
          <table:table-cell table:number-columns-repeated="2" table:style-name="ce1"/>
          <table:table-cell office:value-type="float" office:value="32.029978964462899" table:style-name="ce1">
            <text:p>32.0299789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2" table:style-name="ce1">
            <text:p>442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10]" table:style-name="ce1">
            <text:p>150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9.8456206679269052" table:formula="of:=(([.D12]/100) *2)/(([.B12]/1000)^2)" table:style-name="ce1">
            <text:p>9.845620668</text:p>
          </table:table-cell>
          <table:table-cell office:value-type="float" office:value="5.98759732606166E+24" table:formula="of:=([.G11]*([.$F$2]^2))/[.$F$1]" table:style-name="ce1">
            <text:p>5.9876E+24</text:p>
          </table:table-cell>
          <table:table-cell office:value-type="float" office:value="-56.366814020043655" table:formula="of:=(([.$F$3]-[.H10])/[.$F$3])*100" table:style-name="ce1">
            <text:p>-56.36681402</text:p>
          </table:table-cell>
          <table:table-cell table:number-columns-repeated="5" table:style-name="ce1"/>
          <table:table-cell office:value-type="float" office:value="56.366814020043698" table:style-name="ce1">
            <text:p>56.36681402</text:p>
          </table:table-cell>
          <table:table-cell table:number-columns-repeated="2" table:style-name="ce1"/>
          <table:table-cell office:value-type="float" office:value="54.809990748207397" table:style-name="ce1">
            <text:p>54.8099907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1636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52" table:style-name="ce1">
            <text:p>552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11]" table:style-name="ce1">
            <text:p>150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9.9535170752585422" table:formula="of:=(([.D13]/100) *2)/(([.B13]/1000)^2)" table:style-name="ce1">
            <text:p>9.953517075</text:p>
          </table:table-cell>
          <table:table-cell office:value-type="float" office:value="6.0532143411610837E+24" table:formula="of:=([.G12]*([.$F$2]^2))/[.$F$1]" table:style-name="ce1">
            <text:p>6.05321E+24</text:p>
          </table:table-cell>
          <table:table-cell office:value-type="float" office:value="-0.25613793784070421" table:formula="of:=(([.$F$3]-[.H11])/[.$F$3])*100" table:style-name="ce1">
            <text:p>-0.256137938</text:p>
          </table:table-cell>
          <table:table-cell table:number-columns-repeated="5" table:style-name="ce1"/>
          <table:table-cell office:value-type="float" office:value="0.25613793784070399" table:style-name="ce1">
            <text:p>0.256137938</text:p>
          </table:table-cell>
          <table:table-cell table:number-columns-repeated="2" table:style-name="ce1"/>
          <table:table-cell office:value-type="float" office:value="50.087352764382501" table:style-name="ce1">
            <text:p>50.0873527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number-columns-repeated="1636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9" table:style-name="ce1">
            <text:p>549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12]" table:style-name="ce1">
            <text:p>150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6.0018125473893127" table:formula="of:=(([.D14]/100) *2)/(([.B14]/1000)^2)" table:style-name="ce1">
            <text:p>6.001812547</text:p>
          </table:table-cell>
          <table:table-cell office:value-type="float" office:value="3.6499920088672626E+24" table:formula="of:=([.G13]*([.$F$2]^2))/[.$F$1]" table:style-name="ce1">
            <text:p>3.64999E+24</text:p>
          </table:table-cell>
          <table:table-cell office:value-type="float" office:value="-1.3548271379717041" table:formula="of:=(([.$F$3]-[.H12])/[.$F$3])*100" table:style-name="ce1">
            <text:p>-1.354827138</text:p>
          </table:table-cell>
          <table:table-cell table:number-columns-repeated="5" table:style-name="ce1"/>
          <table:table-cell office:value-type="float" office:value="1.3548271379717001" table:style-name="ce1">
            <text:p>1.354827138</text:p>
          </table:table-cell>
          <table:table-cell table:number-columns-repeated="2" table:style-name="ce1"/>
          <table:table-cell office:value-type="float" office:value="32.029978964462899" table:style-name="ce1">
            <text:p>32.0299789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7" table:style-name="ce1">
            <text:p>707</text:p>
          </table:table-cell>
          <table:table-cell office:value-type="float" office:value="55.6" table:style-name="ce1">
            <text:p>55.6</text:p>
          </table:table-cell>
          <table:table-cell office:value-type="float" office:value="150" table:formula="of:=[.D13]" table:style-name="ce1">
            <text:p>150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22.032740652609778" table:formula="of:=(([.D15]/100) *2)/(([.B15]/1000)^2)" table:style-name="ce1">
            <text:p>22.03274065</text:p>
          </table:table-cell>
          <table:table-cell office:value-type="float" office:value="1.339917344643688E+25" table:formula="of:=([.G14]*([.$F$2]^2))/[.$F$1]" table:style-name="ce1">
            <text:p>1.33992E+25</text:p>
          </table:table-cell>
          <table:table-cell office:value-type="float" office:value="38.884650656074498" table:formula="of:=(([.$F$3]-[.H13])/[.$F$3])*100" table:style-name="ce1">
            <text:p>38.88465066</text:p>
          </table:table-cell>
          <table:table-cell table:number-columns-repeated="5" table:style-name="ce1"/>
          <table:table-cell office:value-type="float" office:value="38.884650656074498" table:style-name="ce1">
            <text:p>38.88465066</text:p>
          </table:table-cell>
          <table:table-cell table:number-columns-repeated="2" table:style-name="ce1"/>
          <table:table-cell office:value-type="float" office:value="32.4554553591488" table:style-name="ce1">
            <text:p>32.4554553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69" table:style-name="ce1">
            <text:p>369</text:p>
          </table:table-cell>
          <table:table-cell office:value-type="float" office:value="55.6" table:style-name="ce1">
            <text:p>55.6</text:p>
          </table:table-cell>
          <table:table-cell office:value-type="float" office:value="150" table:formula="of:=[.D14]" table:style-name="ce1">
            <text:p>150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10.587197333594746" table:formula="of:=(([.D16]/100) *2)/(([.B16]/1000)^2)" table:style-name="ce1">
            <text:p>10.58719733</text:p>
          </table:table-cell>
          <table:table-cell office:value-type="float" office:value="6.4385859036418511E+24" table:formula="of:=([.G15]*([.$F$2]^2))/[.$F$1]" table:style-name="ce1">
            <text:p>6.43859E+24</text:p>
          </table:table-cell>
          <table:table-cell office:value-type="float" office:value="-124.35533121974585" table:formula="of:=(([.$F$3]-[.H14])/[.$F$3])*100" table:style-name="ce1">
            <text:p>-124.3553312</text:p>
          </table:table-cell>
          <table:table-cell table:number-columns-repeated="5" table:style-name="ce1"/>
          <table:table-cell office:value-type="float" office:value="124.35533121974601" table:style-name="ce1">
            <text:p>124.3553312</text:p>
          </table:table-cell>
          <table:table-cell table:number-columns-repeated="2" table:style-name="ce1"/>
          <table:table-cell office:value-type="float" office:value="32.666696964421" table:style-name="ce1">
            <text:p>32.6666969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5" table:style-name="ce1">
            <text:p>505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88.163265306122469" table:formula="of:=(([.D17]/100) *2)/(([.B17]/1000)^2)" table:style-name="ce1">
            <text:p>88.16326531</text:p>
          </table:table-cell>
          <table:table-cell office:value-type="float" office:value="5.3616338614735126E+25" table:formula="of:=([.G16]*([.$F$2]^2))/[.$F$1]" table:style-name="ce1">
            <text:p>5.36163E+25</text:p>
          </table:table-cell>
          <table:table-cell office:value-type="float" office:value="-7.8074762426845838" table:formula="of:=(([.$F$3]-[.H15])/[.$F$3])*100" table:style-name="ce1">
            <text:p>-7.807476243</text:p>
          </table:table-cell>
          <table:table-cell table:number-columns-repeated="8" table:style-name="ce1"/>
          <table:table-cell office:value-type="float" office:value="37.074204195287898" table:style-name="ce1">
            <text:p>37.074204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5" table:style-name="ce1">
            <text:p>175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29.603964738388672" table:formula="of:=(([.D18]/100) *2)/(([.B18]/1000)^2)" table:style-name="ce1">
            <text:p>29.60396474</text:p>
          </table:table-cell>
          <table:table-cell office:value-type="float" office:value="1.8003600391169941E+25" table:formula="of:=([.G17]*([.$F$2]^2))/[.$F$1]" table:style-name="ce1">
            <text:p>1.80036E+25</text:p>
          </table:table-cell>
          <table:table-cell office:value-type="float" office:value="-797.75025726663307" table:formula="of:=(([.$F$3]-[.H16])/[.$F$3])*100" table:style-name="ce1">
            <text:p>-797.7502573</text:p>
          </table:table-cell>
          <table:table-cell table:number-columns-repeated="8" table:style-name="ce1"/>
          <table:table-cell office:value-type="float" office:value="27.071900951759101" table:style-name="ce1">
            <text:p>27.0719009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6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2" table:style-name="ce1">
            <text:p>302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244.89795918367352" table:formula="of:=(([.D19]/100) *2)/(([.B19]/1000)^2)" table:style-name="ce1">
            <text:p>244.8979592</text:p>
          </table:table-cell>
          <table:table-cell office:value-type="float" office:value="1.489342739298198E+26" table:formula="of:=([.G18]*([.$F$2]^2))/[.$F$1]" table:style-name="ce1">
            <text:p>1.48934E+26</text:p>
          </table:table-cell>
          <table:table-cell office:value-type="float" office:value="-201.45170857408274" table:formula="of:=(([.$F$3]-[.H17])/[.$F$3])*100" table:style-name="ce1">
            <text:p>-201.4517086</text:p>
          </table:table-cell>
          <table:table-cell table:number-columns-repeated="8" table:style-name="ce1"/>
          <table:table-cell office:value-type="float" office:value="48.005241298176898" table:style-name="ce1">
            <text:p>48.0052413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1636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5" table:style-name="ce1">
            <text:p>105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126.66541565021582" table:formula="of:=(([.D20]/100) *2)/(([.B20]/1000)^2)" table:style-name="ce1">
            <text:p>126.6654157</text:p>
          </table:table-cell>
          <table:table-cell office:value-type="float" office:value="7.7031355323525204E+25" table:formula="of:=([.G19]*([.$F$2]^2))/[.$F$1]" table:style-name="ce1">
            <text:p>7.70314E+25</text:p>
          </table:table-cell>
          <table:table-cell office:value-type="float" office:value="-2393.7507146295366" table:formula="of:=(([.$F$3]-[.H18])/[.$F$3])*100" table:style-name="ce1">
            <text:p>-2393.750715</text:p>
          </table:table-cell>
          <table:table-cell table:number-columns-repeated="8" table:style-name="ce1"/>
          <table:table-cell office:value-type="float" office:value="47.320824914215997" table:style-name="ce1">
            <text:p>47.32082491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6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6" table:style-name="ce1">
            <text:p>146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3.1969271609747545" table:formula="of:=(([.D21]/100) *2)/(([.B21]/1000)^2)" table:style-name="ce1">
            <text:p>3.196927161</text:p>
          </table:table-cell>
          <table:table-cell office:value-type="float" office:value="1.9442057708990383E+24" table:formula="of:=([.G20]*([.$F$2]^2))/[.$F$1]" table:style-name="ce1">
            <text:p>1.94421E+24</text:p>
          </table:table-cell>
          <table:table-cell office:value-type="float" office:value="-1189.8105474193394" table:formula="of:=(([.$F$3]-[.H19])/[.$F$3])*100" table:style-name="ce1">
            <text:p>-1189.810547</text:p>
          </table:table-cell>
          <table:table-cell table:number-columns-repeated="8" table:style-name="ce1"/>
          <table:table-cell office:value-type="float" office:value="26.112331016418601" table:style-name="ce1">
            <text:p>26.11233102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19" table:style-name="ce1">
            <text:p>919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3.1083644937280113" table:formula="of:=(([.D22]/100) *2)/(([.B22]/1000)^2)" table:style-name="ce1">
            <text:p>3.108364494</text:p>
          </table:table-cell>
          <table:table-cell office:value-type="float" office:value="1.8903465366790036E+24" table:formula="of:=([.G21]*([.$F$2]^2))/[.$F$1]" table:style-name="ce1">
            <text:p>1.89035E+24</text:p>
          </table:table-cell>
          <table:table-cell office:value-type="float" office:value="67.44628081477758" table:formula="of:=(([.$F$3]-[.H20])/[.$F$3])*100" table:style-name="ce1">
            <text:p>67.44628081</text:p>
          </table:table-cell>
          <table:table-cell table:number-columns-repeated="10" table:style-name="ce1"/>
          <table:table-cell office:value-type="float" office:value="34" table:style-name="ce1">
            <text:p>34</text:p>
          </table:table-cell>
          <table:table-cell table:number-columns-repeated="1636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32" table:style-name="ce1">
            <text:p>932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6.0147026063711291" table:formula="of:=(([.D23]/100) *2)/(([.B23]/1000)^2)" table:style-name="ce1">
            <text:p>6.014702606</text:p>
          </table:table-cell>
          <table:table-cell office:value-type="float" office:value="3.6578310761333544E+24" table:formula="of:=([.G22]*([.$F$2]^2))/[.$F$1]" table:style-name="ce1">
            <text:p>3.65783E+24</text:p>
          </table:table-cell>
          <table:table-cell office:value-type="float" office:value="68.348098108283168" table:formula="of:=(([.$F$3]-[.H21])/[.$F$3])*100" table:style-name="ce1">
            <text:p>68.34809811</text:p>
          </table:table-cell>
          <table:table-cell table:style-name="ce1"/>
          <table:table-cell office:value-type="float" office:value="8.2782824887607492E+24" table:formula="of:=(SUM([.H1:.H36])-SUM([.H18:.H19]))/(COUNT([.H1:.H36])-COUNT([.H18:.H19]))" table:style-name="ce1">
            <text:p>8.27828E+24</text:p>
          </table:table-cell>
          <table:table-cell office:value-type="float" office:value="-38.61129696701019" table:formula="of:=(([.$F$3]-[.K22])/[.$F$3])*100" table:style-name="ce1">
            <text:p>-38.61129697</text:p>
          </table:table-cell>
          <table:table-cell table:number-columns-repeated="7" table:style-name="ce1"/>
          <table:table-cell office:value-type="float" office:value="35" table:style-name="ce1">
            <text:p>35</text:p>
          </table:table-cell>
          <table:table-cell table:number-columns-repeated="1636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70" table:style-name="ce1">
            <text:p>670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3.6676610103183536" table:formula="of:=(([.D24]/100) *2)/(([.B24]/1000)^2)" table:style-name="ce1">
            <text:p>3.66766101</text:p>
          </table:table-cell>
          <table:table-cell office:value-type="float" office:value="2.2304817541692656E+24" table:formula="of:=([.G23]*([.$F$2]^2))/[.$F$1]" table:style-name="ce1">
            <text:p>2.23048E+24</text:p>
          </table:table-cell>
          <table:table-cell office:value-type="float" office:value="38.753393564734615" table:formula="of:=(([.$F$3]-[.H22])/[.$F$3])*100" table:style-name="ce1">
            <text:p>38.75339356</text:p>
          </table:table-cell>
          <table:table-cell table:number-columns-repeated="10" table:style-name="ce1"/>
          <table:table-cell office:value-type="float" office:value="36" table:style-name="ce1">
            <text:p>36</text:p>
          </table:table-cell>
          <table:table-cell table:number-columns-repeated="1636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58" table:style-name="ce1">
            <text:p>858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4.9979175343606839" table:formula="of:=(([.D25]/100) *2)/(([.B25]/1000)^2)" table:style-name="ce1">
            <text:p>4.997917534</text:p>
          </table:table-cell>
          <table:table-cell office:value-type="float" office:value="3.0394749781595871E+24" table:formula="of:=([.G24]*([.$F$2]^2))/[.$F$1]" table:style-name="ce1">
            <text:p>3.03947E+24</text:p>
          </table:table-cell>
          <table:table-cell office:value-type="float" office:value="62.652884915873862" table:formula="of:=(([.$F$3]-[.H23])/[.$F$3])*100" table:style-name="ce1">
            <text:p>62.65288492</text:p>
          </table:table-cell>
          <table:table-cell table:number-columns-repeated="1637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35" table:style-name="ce1">
            <text:p>735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14.534805475853384" table:formula="of:=(([.D26]/100) *2)/(([.B26]/1000)^2)" table:style-name="ce1">
            <text:p>14.53480548</text:p>
          </table:table-cell>
          <table:table-cell office:value-type="float" office:value="8.8393170260510171E+24" table:formula="of:=([.G25]*([.$F$2]^2))/[.$F$1]" table:style-name="ce1">
            <text:p>8.83932E+24</text:p>
          </table:table-cell>
          <table:table-cell office:value-type="float" office:value="49.107128272866611" table:formula="of:=(([.$F$3]-[.H24])/[.$F$3])*100" table:style-name="ce1">
            <text:p>49.10712827</text:p>
          </table:table-cell>
          <table:table-cell table:number-columns-repeated="16375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31" table:style-name="ce1">
            <text:p>431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6.6749733001067995" table:formula="of:=(([.D27]/100) *2)/(([.B27]/1000)^2)" table:style-name="ce1">
            <text:p>6.6749733</text:p>
          </table:table-cell>
          <table:table-cell office:value-type="float" office:value="4.0593735663053844E+24" table:formula="of:=([.G26]*([.$F$2]^2))/[.$F$1]" table:style-name="ce1">
            <text:p>4.05937E+24</text:p>
          </table:table-cell>
          <table:table-cell office:value-type="float" office:value="-48.005241298176877" table:formula="of:=(([.$F$3]-[.H25])/[.$F$3])*100" table:style-name="ce1">
            <text:p>-48.0052413</text:p>
          </table:table-cell>
          <table:table-cell table:number-columns-repeated="16375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36" table:style-name="ce1">
            <text:p>636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4.4378698224852071" table:formula="of:=(([.D28]/100) *2)/(([.B28]/1000)^2)" table:style-name="ce1">
            <text:p>4.437869822</text:p>
          </table:table-cell>
          <table:table-cell office:value-type="float" office:value="2.6988829225448105E+24" table:formula="of:=([.G27]*([.$F$2]^2))/[.$F$1]" table:style-name="ce1">
            <text:p>2.69888E+24</text:p>
          </table:table-cell>
          <table:table-cell office:value-type="float" office:value="32.029978964462856" table:formula="of:=(([.$F$3]-[.H26])/[.$F$3])*100" table:style-name="ce1">
            <text:p>32.02997896</text:p>
          </table:table-cell>
          <table:table-cell table:number-columns-repeated="16375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80" table:style-name="ce1">
            <text:p>780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14.739278539610449" table:formula="of:=(([.D29]/100) *2)/(([.B29]/1000)^2)" table:style-name="ce1">
            <text:p>14.73927854</text:p>
          </table:table-cell>
          <table:table-cell office:value-type="float" office:value="8.9636669691472125E+24" table:formula="of:=([.G28]*([.$F$2]^2))/[.$F$1]" table:style-name="ce1">
            <text:p>8.96367E+24</text:p>
          </table:table-cell>
          <table:table-cell office:value-type="float" office:value="54.809990748207383" table:formula="of:=(([.$F$3]-[.H27])/[.$F$3])*100" table:style-name="ce1">
            <text:p>54.80999075</text:p>
          </table:table-cell>
          <table:table-cell table:number-columns-repeated="16375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28" table:style-name="ce1">
            <text:p>428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6.6749733001067995" table:formula="of:=(([.D30]/100) *2)/(([.B30]/1000)^2)" table:style-name="ce1">
            <text:p>6.6749733</text:p>
          </table:table-cell>
          <table:table-cell office:value-type="float" office:value="4.0593735663053844E+24" table:formula="of:=([.G29]*([.$F$2]^2))/[.$F$1]" table:style-name="ce1">
            <text:p>4.05937E+24</text:p>
          </table:table-cell>
          <table:table-cell office:value-type="float" office:value="-50.087352764382452" table:formula="of:=(([.$F$3]-[.H28])/[.$F$3])*100" table:style-name="ce1">
            <text:p>-50.08735276</text:p>
          </table:table-cell>
          <table:table-cell table:number-columns-repeated="16375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36" table:style-name="ce1">
            <text:p>636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6.633189532335571" table:formula="of:=(([.D31]/100) *2)/(([.B31]/1000)^2)" table:style-name="ce1">
            <text:p>6.633189532</text:p>
          </table:table-cell>
          <table:table-cell office:value-type="float" office:value="4.0339628395855559E+24" table:formula="of:=([.G30]*([.$F$2]^2))/[.$F$1]" table:style-name="ce1">
            <text:p>4.03396E+24</text:p>
          </table:table-cell>
          <table:table-cell office:value-type="float" office:value="32.029978964462856" table:formula="of:=(([.$F$3]-[.H29])/[.$F$3])*100" table:style-name="ce1">
            <text:p>32.02997896</text:p>
          </table:table-cell>
          <table:table-cell table:number-columns-repeated="16375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38" table:style-name="ce1">
            <text:p>638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6.6124446207763015" table:formula="of:=(([.D32]/100) *2)/(([.B32]/1000)^2)" table:style-name="ce1">
            <text:p>6.612444621</text:p>
          </table:table-cell>
          <table:table-cell office:value-type="float" office:value="4.0213468571938818E+24" table:formula="of:=([.G31]*([.$F$2]^2))/[.$F$1]" table:style-name="ce1">
            <text:p>4.02135E+24</text:p>
          </table:table-cell>
          <table:table-cell office:value-type="float" office:value="32.4554553591488" table:formula="of:=(([.$F$3]-[.H30])/[.$F$3])*100" table:style-name="ce1">
            <text:p>32.45545536</text:p>
          </table:table-cell>
          <table:table-cell table:number-columns-repeated="4" table:style-name="ce1"/>
          <table:table-cell table:style-name="ce1">
            <draw:frame draw:z-index="1" draw:id="id0" draw:style-name="a0" draw:name="Diagramm 3" svg:x="0.23346in" svg:y="0.01969in" svg:width="5.02008in" svg:height="3.024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39" table:style-name="ce1">
            <text:p>639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6.1796068396803996" table:formula="of:=(([.D33]/100) *2)/(([.B33]/1000)^2)" table:style-name="ce1">
            <text:p>6.17960684</text:p>
          </table:table-cell>
          <table:table-cell office:value-type="float" office:value="3.7581173028448224E+24" table:formula="of:=([.G32]*([.$F$2]^2))/[.$F$1]" table:style-name="ce1">
            <text:p>3.75812E+24</text:p>
          </table:table-cell>
          <table:table-cell office:value-type="float" office:value="32.666696964421043" table:formula="of:=(([.$F$3]-[.H31])/[.$F$3])*100" table:style-name="ce1">
            <text:p>32.66669696</text:p>
          </table:table-cell>
          <table:table-cell table:number-columns-repeated="16375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61" table:style-name="ce1">
            <text:p>661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7.1618797016413973" table:formula="of:=(([.D34]/100) *2)/(([.B34]/1000)^2)" table:style-name="ce1">
            <text:p>7.161879702</text:p>
          </table:table-cell>
          <table:table-cell office:value-type="float" office:value="4.3554848594580927E+24" table:formula="of:=([.G33]*([.$F$2]^2))/[.$F$1]" table:style-name="ce1">
            <text:p>4.35548E+24</text:p>
          </table:table-cell>
          <table:table-cell office:value-type="float" office:value="37.074204195287869" table:formula="of:=(([.$F$3]-[.H32])/[.$F$3])*100" table:style-name="ce1">
            <text:p>37.0742042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14" table:style-name="ce1">
            <text:p>614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14.534805475853384" table:formula="of:=(([.D35]/100) *2)/(([.B35]/1000)^2)" table:style-name="ce1">
            <text:p>14.53480548</text:p>
          </table:table-cell>
          <table:table-cell office:value-type="float" office:value="8.8393170260510171E+24" table:formula="of:=([.G34]*([.$F$2]^2))/[.$F$1]" table:style-name="ce1">
            <text:p>8.83932E+24</text:p>
          </table:table-cell>
          <table:table-cell office:value-type="float" office:value="27.071900951759069" table:formula="of:=(([.$F$3]-[.H33])/[.$F$3])*100" table:style-name="ce1">
            <text:p>27.0719009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31" table:style-name="ce1">
            <text:p>431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14.467592592592595" table:formula="of:=(([.D36]/100) *2)/(([.B36]/1000)^2)" table:style-name="ce1">
            <text:p>14.46759259</text:p>
          </table:table-cell>
          <table:table-cell office:value-type="float" office:value="8.798441626351719E+24" table:formula="of:=([.G35]*([.$F$2]^2))/[.$F$1]" table:style-name="ce1">
            <text:p>8.79844E+24</text:p>
          </table:table-cell>
          <table:table-cell office:value-type="float" office:value="-48.005241298176877" table:formula="of:=(([.$F$3]-[.H34])/[.$F$3])*100" table:style-name="ce1">
            <text:p>-48.0052413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32" table:style-name="ce1">
            <text:p>432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7.2561139478634784" table:formula="of:=(([.D37]/100) *2)/(([.B37]/1000)^2)" table:style-name="ce1">
            <text:p>7.256113948</text:p>
          </table:table-cell>
          <table:table-cell office:value-type="float" office:value="4.4127932547064311E+24" table:formula="of:=([.G36]*([.$F$2]^2))/[.$F$1]" table:style-name="ce1">
            <text:p>4.41279E+24</text:p>
          </table:table-cell>
          <table:table-cell office:value-type="float" office:value="-47.320824914215962" table:formula="of:=(([.$F$3]-[.H35])/[.$F$3])*100" table:style-name="ce1">
            <text:p>-47.32082491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10" table:style-name="ce1">
            <text:p>610</text:p>
          </table:table-cell>
          <table:table-cell office:value-type="float" office:value="103.87" table:style-name="ce1">
            <text:p>103.87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78" table:style-name="ce1"/>
        </table:table-row>
        <table:table-row table:number-rows-repeated="17" table:style-name="ro2">
          <table:table-cell table:number-columns-repeated="16384"/>
        </table:table-row>
        <table:table-row table:style-name="ro2">
          <table:table-cell table:number-columns-repeated="8"/>
          <table:table-cell table:number-columns-repeated="13" table:style-name="ce1"/>
          <table:table-cell office:value-type="float" office:value="1.0748214108541601E+25" table:style-name="ce1">
            <text:p>1.07482E+25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table:number-columns-repeated="13" table:style-name="ce1"/>
          <table:table-cell office:value-type="float" office:value="7.6610994005319997E+24" table:style-name="ce1">
            <text:p>7.6611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table:number-columns-repeated="13" table:style-name="ce1"/>
          <table:table-cell office:value-type="float" office:value="9.3810956116036603E+24" table:style-name="ce1">
            <text:p>9.3811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table:number-columns-repeated="13" table:style-name="ce1"/>
          <table:table-cell office:value-type="float" office:value="9.4237854113651502E+24" table:style-name="ce1">
            <text:p>9.42379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table:number-columns-repeated="13" table:style-name="ce1"/>
          <table:table-cell office:value-type="float" office:value="1.0853330491613899E+25" table:style-name="ce1">
            <text:p>1.08533E+25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table:number-columns-repeated="13" table:style-name="ce1"/>
          <table:table-cell office:value-type="float" office:value="6.7732331541696503E+24" table:style-name="ce1">
            <text:p>6.77323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table:number-columns-repeated="13" table:style-name="ce1"/>
          <table:table-cell office:value-type="float" office:value="1.2904912118324801E+25" table:style-name="ce1">
            <text:p>1.29049E+25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797.75025726663318" table:formula="of:=ABS((100/[.$F$3])*([.$F$3]-[.H16]))" table:style-name="ce1">
            <text:p>797.7502573</text:p>
          </table:table-cell>
          <table:table-cell table:number-columns-repeated="12" table:style-name="ce1"/>
          <table:table-cell office:value-type="float" office:value="6.8257386410974298E+24" table:style-name="ce1">
            <text:p>6.82574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table:number-columns-repeated="13" table:style-name="ce1"/>
          <table:table-cell office:value-type="float" office:value="1.0800580482239E+25" table:style-name="ce1">
            <text:p>1.08006E+25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2393.750714629537" table:formula="of:=ABS((100/[.$F$3])*([.$F$3]-[.H18]))" table:style-name="ce1">
            <text:p>2393.750715</text:p>
          </table:table-cell>
          <table:table-cell table:number-columns-repeated="12" table:style-name="ce1"/>
          <table:table-cell office:value-type="float" office:value="9.3386952337190698E+24" table:style-name="ce1">
            <text:p>9.3387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1189.8105474193394" table:formula="of:=ABS((100/[.$F$3])*([.$F$3]-[.H19]))" table:style-name="ce1">
            <text:p>1189.810547</text:p>
          </table:table-cell>
          <table:table-cell table:number-columns-repeated="12" table:style-name="ce1"/>
          <table:table-cell office:value-type="float" office:value="5.98759732606166E+24" table:style-name="ce1">
            <text:p>5.9876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67.446280814777595" table:formula="of:=ABS((100/[.$F$3])*([.$F$3]-[.H20]))" table:style-name="ce1">
            <text:p>67.44628081</text:p>
          </table:table-cell>
          <table:table-cell table:number-columns-repeated="12" table:style-name="ce1"/>
          <table:table-cell office:value-type="float" office:value="6.0532143411610805E+24" table:style-name="ce1">
            <text:p>6.05321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68.348098108283182" table:formula="of:=ABS((100/[.$F$3])*([.$F$3]-[.H21]))" table:style-name="ce1">
            <text:p>68.34809811</text:p>
          </table:table-cell>
          <table:table-cell table:number-columns-repeated="12" table:style-name="ce1"/>
          <table:table-cell office:value-type="float" office:value="3.6499920088672599E+24" table:style-name="ce1">
            <text:p>3.64999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38.753393564734615" table:formula="of:=ABS((100/[.$F$3])*([.$F$3]-[.H22]))" table:style-name="ce1">
            <text:p>38.75339356</text:p>
          </table:table-cell>
          <table:table-cell table:number-columns-repeated="12" table:style-name="ce1"/>
          <table:table-cell office:value-type="float" office:value="1.33991734464369E+25" table:style-name="ce1">
            <text:p>1.33992E+25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62.652884915873862" table:formula="of:=ABS((100/[.$F$3])*([.$F$3]-[.H23]))" table:style-name="ce1">
            <text:p>62.65288492</text:p>
          </table:table-cell>
          <table:table-cell table:number-columns-repeated="12" table:style-name="ce1"/>
          <table:table-cell office:value-type="float" office:value="6.43858590364185E+24" table:style-name="ce1">
            <text:p>6.43859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49.107128272866618" table:formula="of:=ABS((100/[.$F$3])*([.$F$3]-[.H24]))" table:style-name="ce1">
            <text:p>49.10712827</text:p>
          </table:table-cell>
          <table:table-cell table:number-columns-repeated="12" table:style-name="ce1"/>
          <table:table-cell office:value-type="float" office:value="1.9442057708990399E+24" table:style-name="ce1">
            <text:p>1.94421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48.005241298176884" table:formula="of:=ABS((100/[.$F$3])*([.$F$3]-[.H25]))" table:style-name="ce1">
            <text:p>48.0052413</text:p>
          </table:table-cell>
          <table:table-cell table:number-columns-repeated="12" table:style-name="ce1"/>
          <table:table-cell office:value-type="float" office:value="1.8903465366789999E+24" table:style-name="ce1">
            <text:p>1.89035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32.029978964462863" table:formula="of:=ABS((100/[.$F$3])*([.$F$3]-[.H26]))" table:style-name="ce1">
            <text:p>32.02997896</text:p>
          </table:table-cell>
          <table:table-cell table:number-columns-repeated="12" table:style-name="ce1"/>
          <table:table-cell office:value-type="float" office:value="3.6578310761333501E+24" table:style-name="ce1">
            <text:p>3.65783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54.809990748207383" table:formula="of:=ABS((100/[.$F$3])*([.$F$3]-[.H27]))" table:style-name="ce1">
            <text:p>54.80999075</text:p>
          </table:table-cell>
          <table:table-cell table:number-columns-repeated="12" table:style-name="ce1"/>
          <table:table-cell office:value-type="float" office:value="2.2304817541692699E+24" table:style-name="ce1">
            <text:p>2.23048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50.087352764382452" table:formula="of:=ABS((100/[.$F$3])*([.$F$3]-[.H28]))" table:style-name="ce1">
            <text:p>50.08735276</text:p>
          </table:table-cell>
          <table:table-cell table:number-columns-repeated="12" table:style-name="ce1"/>
          <table:table-cell office:value-type="float" office:value="3.0394749781595898E+24" table:style-name="ce1">
            <text:p>3.03947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32.029978964462863" table:formula="of:=ABS((100/[.$F$3])*([.$F$3]-[.H29]))" table:style-name="ce1">
            <text:p>32.02997896</text:p>
          </table:table-cell>
          <table:table-cell table:number-columns-repeated="12" table:style-name="ce1"/>
          <table:table-cell office:value-type="float" office:value="8.8393170260510203E+24" table:style-name="ce1">
            <text:p>8.83932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32.4554553591488" table:formula="of:=ABS((100/[.$F$3])*([.$F$3]-[.H30]))" table:style-name="ce1">
            <text:p>32.45545536</text:p>
          </table:table-cell>
          <table:table-cell table:number-columns-repeated="12" table:style-name="ce1"/>
          <table:table-cell office:value-type="float" office:value="4.0593735663053898E+24" table:style-name="ce1">
            <text:p>4.05937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32.666696964421043" table:formula="of:=ABS((100/[.$F$3])*([.$F$3]-[.H31]))" table:style-name="ce1">
            <text:p>32.66669696</text:p>
          </table:table-cell>
          <table:table-cell table:number-columns-repeated="12" table:style-name="ce1"/>
          <table:table-cell office:value-type="float" office:value="2.69888292254481E+24" table:style-name="ce1">
            <text:p>2.69888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37.074204195287869" table:formula="of:=ABS((100/[.$F$3])*([.$F$3]-[.H32]))" table:style-name="ce1">
            <text:p>37.0742042</text:p>
          </table:table-cell>
          <table:table-cell table:number-columns-repeated="12" table:style-name="ce1"/>
          <table:table-cell office:value-type="float" office:value="8.9636669691472104E+24" table:style-name="ce1">
            <text:p>8.96367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27.071900951759073" table:formula="of:=ABS((100/[.$F$3])*([.$F$3]-[.H33]))" table:style-name="ce1">
            <text:p>27.07190095</text:p>
          </table:table-cell>
          <table:table-cell table:number-columns-repeated="12" table:style-name="ce1"/>
          <table:table-cell office:value-type="float" office:value="4.0593735663053898E+24" table:style-name="ce1">
            <text:p>4.05937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48.005241298176884" table:formula="of:=ABS((100/[.$F$3])*([.$F$3]-[.H34]))" table:style-name="ce1">
            <text:p>48.0052413</text:p>
          </table:table-cell>
          <table:table-cell table:number-columns-repeated="12" table:style-name="ce1"/>
          <table:table-cell office:value-type="float" office:value="4.0339628395855602E+24" table:style-name="ce1">
            <text:p>4.03396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47.320824914215962" table:formula="of:=ABS((100/[.$F$3])*([.$F$3]-[.H35]))" table:style-name="ce1">
            <text:p>47.32082491</text:p>
          </table:table-cell>
          <table:table-cell table:number-columns-repeated="12" table:style-name="ce1"/>
          <table:table-cell office:value-type="float" office:value="4.0213468571938802E+24" table:style-name="ce1">
            <text:p>4.02135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office:value-type="float" office:value="26.112331016418612" table:formula="of:=ABS((100/[.$F$3])*([.$F$3]-[.H36]))" table:style-name="ce1">
            <text:p>26.11233102</text:p>
          </table:table-cell>
          <table:table-cell table:number-columns-repeated="12" table:style-name="ce1"/>
          <table:table-cell office:value-type="float" office:value="3.7581173028448197E+24" table:style-name="ce1">
            <text:p>3.75812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table:number-columns-repeated="13" table:style-name="ce1"/>
          <table:table-cell office:value-type="float" office:value="4.35548485945809E+24" table:style-name="ce1">
            <text:p>4.35548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table:number-columns-repeated="13" table:style-name="ce1"/>
          <table:table-cell office:value-type="float" office:value="8.8393170260510203E+24" table:style-name="ce1">
            <text:p>8.83932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table:number-columns-repeated="13" table:style-name="ce1"/>
          <table:table-cell office:value-type="float" office:value="8.7984416263517201E+24" table:style-name="ce1">
            <text:p>8.79844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style-name="ro2">
          <table:table-cell table:number-columns-repeated="8"/>
          <table:table-cell table:number-columns-repeated="13" table:style-name="ce1"/>
          <table:table-cell office:value-type="float" office:value="4.4127932547064301E+24" table:style-name="ce1">
            <text:p>4.41279E+24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table:number-columns-repeated="16361"/>
        </table:table-row>
        <table:table-row table:number-rows-repeated="104848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style:vertical-align="automatic" fo:background-color="#D9E1F2"/>
    </style:style>
    <style:style style:name="_50_0_32__37__32_-_32_Akzent2" style:display-name="20 % - Akzent2" style:family="table-cell" style:data-style-name="N0">
      <style:table-cell-properties style:vertical-align="automatic" fo:background-color="#FCE4D6"/>
    </style:style>
    <style:style style:name="_50_0_32__37__32_-_32_Akzent3" style:display-name="20 % - Akzent3" style:family="table-cell" style:data-style-name="N0">
      <style:table-cell-properties style:vertical-align="automatic" fo:background-color="#EDEDED"/>
    </style:style>
    <style:style style:name="_50_0_32__37__32_-_32_Akzent4" style:display-name="20 % - Akzent4" style:family="table-cell" style:data-style-name="N0">
      <style:table-cell-properties style:vertical-align="automatic" fo:background-color="#FFF2CC"/>
    </style:style>
    <style:style style:name="_50_0_32__37__32_-_32_Akzent5" style:display-name="20 % - Akzent5" style:family="table-cell" style:data-style-name="N0">
      <style:table-cell-properties style:vertical-align="automatic" fo:background-color="#DDEBF7"/>
    </style:style>
    <style:style style:name="_50_0_32__37__32_-_32_Akzent6" style:display-name="20 % - Akzent6" style:family="table-cell" style:data-style-name="N0">
      <style:table-cell-properties style:vertical-align="automatic" fo:background-color="#E2EFDA"/>
    </style:style>
    <style:style style:name="_52_0_32__37__32_-_32_Akzent1" style:display-name="40 % - Akzent1" style:family="table-cell" style:data-style-name="N0">
      <style:table-cell-properties style:vertical-align="automatic" fo:background-color="#B4C6E7"/>
    </style:style>
    <style:style style:name="_52_0_32__37__32_-_32_Akzent2" style:display-name="40 % - Akzent2" style:family="table-cell" style:data-style-name="N0">
      <style:table-cell-properties style:vertical-align="automatic" fo:background-color="#F8CBAD"/>
    </style:style>
    <style:style style:name="_52_0_32__37__32_-_32_Akzent3" style:display-name="40 % - Akzent3" style:family="table-cell" style:data-style-name="N0">
      <style:table-cell-properties style:vertical-align="automatic" fo:background-color="#DBDBDB"/>
    </style:style>
    <style:style style:name="_52_0_32__37__32_-_32_Akzent4" style:display-name="40 % - Akzent4" style:family="table-cell" style:data-style-name="N0">
      <style:table-cell-properties style:vertical-align="automatic" fo:background-color="#FFE699"/>
    </style:style>
    <style:style style:name="_52_0_32__37__32_-_32_Akzent5" style:display-name="40 % - Akzent5" style:family="table-cell" style:data-style-name="N0">
      <style:table-cell-properties style:vertical-align="automatic" fo:background-color="#BDD7EE"/>
    </style:style>
    <style:style style:name="_52_0_32__37__32_-_32_Akzent6" style:display-name="40 % - Akzent6" style:family="table-cell" style:data-style-name="N0">
      <style:table-cell-properties style:vertical-align="automatic" fo:background-color="#C6E0B4"/>
    </style:style>
    <style:style style:name="_54_0_32__37__32_-_32_Akzent1" style:display-name="60 % - Akzent1" style:family="table-cell" style:data-style-name="N0">
      <style:table-cell-properties style:vertical-align="automatic" fo:background-color="#8EA9DB"/>
    </style:style>
    <style:style style:name="_54_0_32__37__32_-_32_Akzent2" style:display-name="60 % - Akzent2" style:family="table-cell" style:data-style-name="N0">
      <style:table-cell-properties style:vertical-align="automatic" fo:background-color="#F4B084"/>
    </style:style>
    <style:style style:name="_54_0_32__37__32_-_32_Akzent3" style:display-name="60 % - Akzent3" style:family="table-cell" style:data-style-name="N0">
      <style:table-cell-properties style:vertical-align="automatic" fo:background-color="#C9C9C9"/>
    </style:style>
    <style:style style:name="_54_0_32__37__32_-_32_Akzent4" style:display-name="60 % - Akzent4" style:family="table-cell" style:data-style-name="N0">
      <style:table-cell-properties style:vertical-align="automatic" fo:background-color="#FFD966"/>
    </style:style>
    <style:style style:name="_54_0_32__37__32_-_32_Akzent5" style:display-name="60 % - Akzent5" style:family="table-cell" style:data-style-name="N0">
      <style:table-cell-properties style:vertical-align="automatic" fo:background-color="#9BC2E6"/>
    </style:style>
    <style:style style:name="_54_0_32__37__32_-_32_Akzent6" style:display-name="60 % - Akzent6" style:family="table-cell" style:data-style-name="N0">
      <style:table-cell-properties style:vertical-align="automatic" fo:background-color="#A9D08E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kzent1" style:family="table-cell" style:data-style-name="N0">
      <style:table-cell-properties style:vertical-align="automatic" fo:background-color="#4472C4"/>
      <style:text-properties fo:color="#FFFFFF"/>
    </style:style>
    <style:style style:name="Akzent2" style:family="table-cell" style:data-style-name="N0">
      <style:table-cell-properties style:vertical-align="automatic" fo:background-color="#ED7D31"/>
      <style:text-properties fo:color="#FFFFFF"/>
    </style:style>
    <style:style style:name="Akzent3" style:family="table-cell" style:data-style-name="N0">
      <style:table-cell-properties style:vertical-align="automatic" fo:background-color="#A5A5A5"/>
      <style:text-properties fo:color="#FFFFFF"/>
    </style:style>
    <style:style style:name="Akzent4" style:family="table-cell" style:data-style-name="N0">
      <style:table-cell-properties style:vertical-align="automatic" fo:background-color="#FFC000"/>
      <style:text-properties fo:color="#FFFFFF"/>
    </style:style>
    <style:style style:name="Akzent5" style:family="table-cell" style:data-style-name="N0">
      <style:table-cell-properties style:vertical-align="automatic" fo:background-color="#5B9BD5"/>
      <style:text-properties fo:color="#FFFFFF"/>
    </style:style>
    <style:style style:name="Akzent6" style:family="table-cell" style:data-style-name="N0">
      <style:table-cell-properties style:vertical-align="automatic" fo:background-color="#70AD47"/>
      <style:text-properties fo:color="#FFFFFF"/>
    </style:style>
    <style:style style:name="Ausgabe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erechnung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Ergebnis" style:family="table-cell" style:data-style-name="N0">
      <style:table-cell-properties fo:border-top="thin solid #4472C4" fo:border-bottom="thin solid #4472C4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ut" style:family="table-cell" style:data-style-name="N0">
      <style:table-cell-properties style:vertical-align="automatic"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EB9C"/>
      <style:text-properties fo:color="#9C57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iz" style:family="table-cell" style:data-style-name="N0">
      <style:table-cell-properties fo:border="thin solid #B2B2B2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chlecht" style:family="table-cell" style:data-style-name="N0">
      <style:table-cell-properties style:vertical-align="automatic"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_220_berschrift" style:display-name="Überschrift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2pt solid #4472C4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2pt solid #A2B8E1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8EA9DB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solid #FF8001" fo:border-left="none" fo:border-right="none" style:vertical-align="automatic" fo:background-color="transparent"/>
      <style:text-properties fo:color="#FA7D00"/>
    </style:style>
    <style:style style:name="Warnender_32_Text" style:display-name="Warnender Text" style:family="table-cell" style:data-style-name="N0">
      <style:table-cell-properties style:vertical-align="automatic" fo:background-color="transparent"/>
      <style:text-properties fo:color="#FF0000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Zelle_32__252_berpr_252_fen" style:display-name="Zelle überprüfen" style:family="table-cell" style:data-style-name="N0">
      <style:table-cell-properties fo:border="thin solid #3F3F3F" style:vertical-align="automatic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Lars Schell</meta:initial-creator>
    <dc:creator>Lars Schell</dc:creator>
    <meta:creation-date>2021-09-29T08:23:40Z</meta:creation-date>
    <dc:date>2021-09-30T14:01:35Z</dc:date>
    <meta:editing-cycles>2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7.7858267716535pt" svg:width="361.4456692913385pt" chart:style-name="Crt0">
        <chart:title chart:style-name="CT00">
          <text:p text:style-name="a0" text:class-names="" text:cond-style-name="">Abweichung von der bekannten Erdmass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bweichung in Proze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rsuche</text:p>
            </chart:title>
          </chart:axis>
          <chart:series chart:label-cell-address="data.$O$1" chart:values-cell-range-address="data.$O$2:.$O$20" chart:class="chart:line" chart:attached-axis="primary-y" chart:style-name="G0S0">
            <chart:data-point chart:repeated="19"/>
          </chart:series>
          <chart:series chart:label-cell-address="data.$R$1" chart:values-cell-range-address="data.$R$2:.$R$20" chart:class="chart:line" chart:attached-axis="primary-y" chart:style-name="G0S1">
            <chart:data-point chart:repeated="1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3165354330709pt" svg:width="453.6850393700788pt" chart:style-name="Crt0">
        <chart:title chart:style-name="CT00">
          <text:p text:style-name="a0" text:class-names="" text:cond-style-name="">Gewicht der Erde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Gewicht (kg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essung</text:p>
            </chart:title>
          </chart:axis>
          <chart:series chart:label-cell-address="local-table.$C$1" chart:values-cell-range-address="local-table.$C$2:.$C$37" chart:class="chart:scatter" chart:attached-axis="primary-y" chart:style-name="G0S0">
            <chart:domain table:cell-range-address="local-table.$B$2:.$B$37"/>
            <chart:data-point chart:repeated="36"/>
          </chart:series>
          <chart:series chart:label-cell-address="local-table.$E$1" chart:values-cell-range-address="local-table.$E$2:.$E$37" chart:class="chart:scatter" chart:attached-axis="primary-y" chart:style-name="G0S1">
            <chart:domain table:cell-range-address="local-table.$D$2:.$D$37"/>
            <chart:data-point chart:repeated="3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Datenreihen1</text:p>
              </table:table-cell>
              <table:table-cell/>
              <table:table-cell office:value-type="string">
                <text:p>Datenreihen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5.9722999999999996E+24"/>
            <table:table-cell office:value-type="float" office:value="1"/>
            <table:table-cell office:value-type="float" office:value="1.074821410854164E+25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5.9722999999999996E+24"/>
            <table:table-cell office:value-type="float" office:value="2"/>
            <table:table-cell office:value-type="float" office:value="7.6610994005319986E+24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5.9722999999999996E+24"/>
            <table:table-cell office:value-type="float" office:value="3"/>
            <table:table-cell office:value-type="float" office:value="9.3810956116036635E+24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5.9722999999999996E+24"/>
            <table:table-cell office:value-type="float" office:value="4"/>
            <table:table-cell office:value-type="float" office:value="9.4237854113651459E+24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5.9722999999999996E+24"/>
            <table:table-cell office:value-type="float" office:value="5"/>
            <table:table-cell office:value-type="float" office:value="1.0853330491613874E+25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5.9722999999999996E+24"/>
            <table:table-cell office:value-type="float" office:value="6"/>
            <table:table-cell office:value-type="float" office:value="6.7732331541696535E+24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5.9722999999999996E+24"/>
            <table:table-cell office:value-type="float" office:value="7"/>
            <table:table-cell office:value-type="float" office:value="1.2904912118324837E+25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5.9722999999999996E+24"/>
            <table:table-cell office:value-type="float" office:value="8"/>
            <table:table-cell office:value-type="float" office:value="6.8257386410974341E+24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5.9722999999999996E+24"/>
            <table:table-cell office:value-type="float" office:value="9"/>
            <table:table-cell office:value-type="float" office:value="1.0800580482238989E+25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5.9722999999999996E+24"/>
            <table:table-cell office:value-type="float" office:value="10"/>
            <table:table-cell office:value-type="float" office:value="9.3386952337190666E+24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5.9722999999999996E+24"/>
            <table:table-cell office:value-type="float" office:value="11"/>
            <table:table-cell office:value-type="float" office:value="5.98759732606166E+24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5.9722999999999996E+24"/>
            <table:table-cell office:value-type="float" office:value="12"/>
            <table:table-cell office:value-type="float" office:value="6.0532143411610837E+24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5.9722999999999996E+24"/>
            <table:table-cell office:value-type="float" office:value="13"/>
            <table:table-cell office:value-type="float" office:value="3.6499920088672626E+24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5.9722999999999996E+24"/>
            <table:table-cell office:value-type="float" office:value="14"/>
            <table:table-cell office:value-type="float" office:value="1.339917344643688E+25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5.9722999999999996E+24"/>
            <table:table-cell office:value-type="float" office:value="15"/>
            <table:table-cell office:value-type="float" office:value="6.4385859036418511E+24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5.9722999999999996E+24"/>
            <table:table-cell office:value-type="float" office:value="16"/>
            <table:table-cell office:value-type="float" office:value="5.3616338614735126E+25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5.9722999999999996E+24"/>
            <table:table-cell office:value-type="float" office:value="17"/>
            <table:table-cell office:value-type="float" office:value="1.8003600391169941E+25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5.9722999999999996E+24"/>
            <table:table-cell office:value-type="float" office:value="18"/>
            <table:table-cell office:value-type="float" office:value="1.489342739298198E+26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5.9722999999999996E+24"/>
            <table:table-cell office:value-type="float" office:value="19"/>
            <table:table-cell office:value-type="float" office:value="7.7031355323525204E+25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5.9722999999999996E+24"/>
            <table:table-cell office:value-type="float" office:value="20"/>
            <table:table-cell office:value-type="float" office:value="1.9442057708990383E+24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5.9722999999999996E+24"/>
            <table:table-cell office:value-type="float" office:value="21"/>
            <table:table-cell office:value-type="float" office:value="1.8903465366790036E+24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5.9722999999999996E+24"/>
            <table:table-cell office:value-type="float" office:value="22"/>
            <table:table-cell office:value-type="float" office:value="3.6578310761333544E+24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5.9722999999999996E+24"/>
            <table:table-cell office:value-type="float" office:value="23"/>
            <table:table-cell office:value-type="float" office:value="2.2304817541692656E+24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5.9722999999999996E+24"/>
            <table:table-cell office:value-type="float" office:value="24"/>
            <table:table-cell office:value-type="float" office:value="3.0394749781595871E+24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5.9722999999999996E+24"/>
            <table:table-cell office:value-type="float" office:value="25"/>
            <table:table-cell office:value-type="float" office:value="8.8393170260510171E+24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5.9722999999999996E+24"/>
            <table:table-cell office:value-type="float" office:value="26"/>
            <table:table-cell office:value-type="float" office:value="4.0593735663053844E+24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5.9722999999999996E+24"/>
            <table:table-cell office:value-type="float" office:value="27"/>
            <table:table-cell office:value-type="float" office:value="2.6988829225448105E+24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5.9722999999999996E+24"/>
            <table:table-cell office:value-type="float" office:value="28"/>
            <table:table-cell office:value-type="float" office:value="8.9636669691472125E+24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5.9722999999999996E+24"/>
            <table:table-cell office:value-type="float" office:value="29"/>
            <table:table-cell office:value-type="float" office:value="4.0593735663053844E+24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5.9722999999999996E+24"/>
            <table:table-cell office:value-type="float" office:value="30"/>
            <table:table-cell office:value-type="float" office:value="4.0339628395855559E+24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5.9722999999999996E+24"/>
            <table:table-cell office:value-type="float" office:value="31"/>
            <table:table-cell office:value-type="float" office:value="4.0213468571938818E+24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5.9722999999999996E+24"/>
            <table:table-cell office:value-type="float" office:value="32"/>
            <table:table-cell office:value-type="float" office:value="3.7581173028448224E+24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5.9722999999999996E+24"/>
            <table:table-cell office:value-type="float" office:value="33"/>
            <table:table-cell office:value-type="float" office:value="4.3554848594580927E+24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5.9722999999999996E+24"/>
            <table:table-cell office:value-type="float" office:value="34"/>
            <table:table-cell office:value-type="float" office:value="8.8393170260510171E+24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5.9722999999999996E+24"/>
            <table:table-cell office:value-type="float" office:value="35"/>
            <table:table-cell office:value-type="float" office:value="8.798441626351719E+24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5.9722999999999996E+24"/>
            <table:table-cell office:value-type="float" office:value="36"/>
            <table:table-cell office:value-type="float" office:value="4.4127932547064311E+24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3165354330709pt" svg:width="453.6850393700788pt" chart:style-name="Crt0">
        <chart:title chart:style-name="CT00">
          <text:p text:style-name="a0" text:class-names="" text:cond-style-name="">Gewicht der Erde (angepasst)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Gewicht (kg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essung</text:p>
            </chart:title>
          </chart:axis>
          <chart:series chart:label-cell-address="local-table.$C$1" chart:values-cell-range-address="local-table.$C$2:.$C$33" chart:class="chart:scatter" chart:attached-axis="primary-y" chart:style-name="G0S0">
            <chart:domain table:cell-range-address="local-table.$B$2:.$B$33"/>
            <chart:data-point chart:repeated="32"/>
          </chart:series>
          <chart:series chart:label-cell-address="local-table.$E$1" chart:values-cell-range-address="local-table.$E$2:.$E$33" chart:class="chart:scatter" chart:attached-axis="primary-y" chart:style-name="G0S1">
            <chart:domain table:cell-range-address="local-table.$D$2:.$D$33"/>
            <chart:data-point chart:repeated="3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Datenreihen1</text:p>
              </table:table-cell>
              <table:table-cell/>
              <table:table-cell office:value-type="string">
                <text:p>Datenreihen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5.9722999999999996E+24"/>
            <table:table-cell office:value-type="float" office:value="1"/>
            <table:table-cell office:value-type="float" office:value="1.0748214108541601E+25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5.9722999999999996E+24"/>
            <table:table-cell office:value-type="float" office:value="2"/>
            <table:table-cell office:value-type="float" office:value="7.6610994005319997E+24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5.9722999999999996E+24"/>
            <table:table-cell office:value-type="float" office:value="3"/>
            <table:table-cell office:value-type="float" office:value="9.3810956116036603E+24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5.9722999999999996E+24"/>
            <table:table-cell office:value-type="float" office:value="4"/>
            <table:table-cell office:value-type="float" office:value="9.4237854113651502E+24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5.9722999999999996E+24"/>
            <table:table-cell office:value-type="float" office:value="5"/>
            <table:table-cell office:value-type="float" office:value="1.0853330491613899E+25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5.9722999999999996E+24"/>
            <table:table-cell office:value-type="float" office:value="6"/>
            <table:table-cell office:value-type="float" office:value="6.7732331541696503E+24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5.9722999999999996E+24"/>
            <table:table-cell office:value-type="float" office:value="7"/>
            <table:table-cell office:value-type="float" office:value="1.2904912118324801E+25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5.9722999999999996E+24"/>
            <table:table-cell office:value-type="float" office:value="8"/>
            <table:table-cell office:value-type="float" office:value="6.8257386410974298E+24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5.9722999999999996E+24"/>
            <table:table-cell office:value-type="float" office:value="9"/>
            <table:table-cell office:value-type="float" office:value="1.0800580482239E+25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5.9722999999999996E+24"/>
            <table:table-cell office:value-type="float" office:value="10"/>
            <table:table-cell office:value-type="float" office:value="9.3386952337190698E+24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5.9722999999999996E+24"/>
            <table:table-cell office:value-type="float" office:value="11"/>
            <table:table-cell office:value-type="float" office:value="5.98759732606166E+24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5.9722999999999996E+24"/>
            <table:table-cell office:value-type="float" office:value="12"/>
            <table:table-cell office:value-type="float" office:value="6.0532143411610805E+24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5.9722999999999996E+24"/>
            <table:table-cell office:value-type="float" office:value="13"/>
            <table:table-cell office:value-type="float" office:value="3.6499920088672599E+24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5.9722999999999996E+24"/>
            <table:table-cell office:value-type="float" office:value="14"/>
            <table:table-cell office:value-type="float" office:value="1.33991734464369E+25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5.9722999999999996E+24"/>
            <table:table-cell office:value-type="float" office:value="15"/>
            <table:table-cell office:value-type="float" office:value="6.43858590364185E+24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5.9722999999999996E+24"/>
            <table:table-cell office:value-type="float" office:value="16"/>
            <table:table-cell office:value-type="float" office:value="1.9442057708990399E+24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5.9722999999999996E+24"/>
            <table:table-cell office:value-type="float" office:value="17"/>
            <table:table-cell office:value-type="float" office:value="1.8903465366789999E+24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5.9722999999999996E+24"/>
            <table:table-cell office:value-type="float" office:value="18"/>
            <table:table-cell office:value-type="float" office:value="3.6578310761333501E+24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5.9722999999999996E+24"/>
            <table:table-cell office:value-type="float" office:value="19"/>
            <table:table-cell office:value-type="float" office:value="2.2304817541692699E+24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5.9722999999999996E+24"/>
            <table:table-cell office:value-type="float" office:value="20"/>
            <table:table-cell office:value-type="float" office:value="3.0394749781595898E+24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5.9722999999999996E+24"/>
            <table:table-cell office:value-type="float" office:value="21"/>
            <table:table-cell office:value-type="float" office:value="8.8393170260510203E+24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5.9722999999999996E+24"/>
            <table:table-cell office:value-type="float" office:value="22"/>
            <table:table-cell office:value-type="float" office:value="4.0593735663053898E+24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5.9722999999999996E+24"/>
            <table:table-cell office:value-type="float" office:value="23"/>
            <table:table-cell office:value-type="float" office:value="2.69888292254481E+24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5.9722999999999996E+24"/>
            <table:table-cell office:value-type="float" office:value="24"/>
            <table:table-cell office:value-type="float" office:value="8.9636669691472104E+24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5.9722999999999996E+24"/>
            <table:table-cell office:value-type="float" office:value="25"/>
            <table:table-cell office:value-type="float" office:value="4.0593735663053898E+24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5.9722999999999996E+24"/>
            <table:table-cell office:value-type="float" office:value="26"/>
            <table:table-cell office:value-type="float" office:value="4.0339628395855602E+24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5.9722999999999996E+24"/>
            <table:table-cell office:value-type="float" office:value="27"/>
            <table:table-cell office:value-type="float" office:value="4.0213468571938802E+24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5.9722999999999996E+24"/>
            <table:table-cell office:value-type="float" office:value="28"/>
            <table:table-cell office:value-type="float" office:value="3.7581173028448197E+24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5.9722999999999996E+24"/>
            <table:table-cell office:value-type="float" office:value="29"/>
            <table:table-cell office:value-type="float" office:value="4.35548485945809E+24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5.9722999999999996E+24"/>
            <table:table-cell office:value-type="float" office:value="30"/>
            <table:table-cell office:value-type="float" office:value="8.8393170260510203E+24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5.9722999999999996E+24"/>
            <table:table-cell office:value-type="float" office:value="31"/>
            <table:table-cell office:value-type="float" office:value="8.7984416263517201E+24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5.9722999999999996E+24"/>
            <table:table-cell office:value-type="float" office:value="32"/>
            <table:table-cell office:value-type="float" office:value="4.4127932547064301E+24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